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officeooo:rsid="0015746f" officeooo:paragraph-rsid="0015746f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 <text:span text:style-name="T1">y</text:span>et received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Küng</meta:initial-creator>
    <meta:creation-date>2014-02-01T06:38:22.453000000</meta:creation-date>
    <dc:date>2014-02-01T06:39:28.814000000</dc:date>
    <dc:creator>Rafael Küng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  <meta:generator>LibreOffice/4.1.1.2$Windows_x86 LibreOffice_project/7e4286b58adc75a14f6d83f53a03b6c11fa2903</meta:generator>
  </office:meta>
</office:document-meta>
</file>